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5d1a2"/>
    </style:style>
    <style:style style:name="T2" style:family="text">
      <style:text-properties officeooo:rsid="00078e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A partir de la dirección IP 172.18.71.2/21, ¿cuál es la dirección de red y de difusión a la</text:p>
      <text:p text:style-name="Standard">que pertenece dicha interfaz?. ¿Cuántas direcciones IP están disponibles en esta red, y</text:p>
      <text:p text:style-name="Standard">cuáles serían?</text:p>
      <text:p text:style-name="Standard"/>
      <text:p text:style-name="Standard">Dirección de host: 10101100.00010010.01000111.00000010 (172.18.71.2)</text:p>
      <text:p text:style-name="Standard">Máscara de red (/21): 11111111.11111111.11111000.00000000 (255.255.248.0)</text:p>
      <text:p text:style-name="Standard">Dirección de red = (dirección de host) AND (máscara de red), luego será:</text:p>
      <text:p text:style-name="Standard">Dirección de red: 10101100.00010010.01000000.00000000 -&gt; 172.18.64.0</text:p>
      <text:p text:style-name="Standard">Dirección difusión = bits de la dirección de red + resto de bits a 1</text:p>
      <text:p text:style-name="Standard">Dirección difusión: 10101100.00010010.01000111.1111111 -&gt;</text:p>
      <text:p text:style-name="Standard">172.18.71.255</text:p>
      <text:p text:style-name="Standard"/>
      <text:p text:style-name="Standard">Se disponen 32 - 21 = 11 bits para numerar las interfaces de red, pero hay que</text:p>
      <text:p text:style-name="Standard">restar 2 direcciones reservadas: la de red y la difusión.<text:span text:style-name="T2">ejercici</text:span></text:p>
      <text:p text:style-name="Standard">Luego tendremos 211 - 2 = 2048 - 2 = 2046 interfaces distintas que van desde:</text:p>
      <text:p text:style-name="Standard">10101100.00010010.01000000.00000000 (172.18.64.0) Direc. de red (reservada)</text:p>
      <text:p text:style-name="Standard">10101100.00010010.01000000.00000001 (172.18.64.1) dirección 1ª</text:p>
      <text:p text:style-name="Standard">10101100.00010010.01000000.00000010 (172.18.64.2) dirección 2ª</text:p>
      <text:p text:style-name="Standard">10101100.00010010.01000000.00000011 (172.18.64.3) dirección 3ª</text:p>
      <text:p text:style-name="Standard">10101100.00010010.01000000.00000100 (172.18.64.4) dirección 4ª</text:p>
      <text:p text:style-name="Standard">...................................</text:p>
      <text:p text:style-name="Standard">10101100.00010010.01000111.11111110 (172.18.71.254) Última. Dirección 2046ª</text:p>
      <text:p text:style-name="Standard">10101100.00010010.01000111.11111111 (172.18.71.255) Dir. difusión (reservada)</text:p>
      <text:p text:style-name="Standard"/>
      <text:p text:style-name="Standard">2. A partir de la dirección IP 192.168.108.20/28, ¿cuál es la dirección de red y de difusión</text:p>
      <text:p text:style-name="Standard">a la que pertenece dicha interfaz?. ¿Cuántas direcciones IP están disponibles en esta red,</text:p>
      <text:p text:style-name="Standard">y cuáles serían?</text:p>
      <text:p text:style-name="Standard"/>
      <text:p text:style-name="Standard">3. A partir de la dirección IP 192.168.108.20/255.255.255.128, ¿cuál es la dirección de red</text:p>
      <text:p text:style-name="Standard">y de difusión a la que pertenece dicha interfaz?. ¿Cuántas direcciones IP están</text:p>
      <text:p text:style-name="Standard">disponibles en esta red, y cuáles serían?</text:p>
      <text:p text:style-name="Standard"/>
      <text:p text:style-name="Standard">4. A partir de la dirección IP 192.168.108.148/255.255.255.128, ¿cuál es la dirección de</text:p>
      <text:p text:style-name="Standard">red y de difusión a la que pertenece dicha interfaz?. ¿Cuántas direcciones IP están</text:p>
      <text:p text:style-name="Standard">disponibles en esta red, y cuáles serían?</text:p>
      <text:p text:style-name="Standard"/>
      <text:p text:style-name="Standard">5. Se dispone de una red local cuya dirección de red es 192.168.108.0/24, lo que nos</text:p>
      <text:p text:style-name="Standard">permite disponer hasta 28 - 2 = 256 - 2 = 254 direcciones para los equipos de la red. Por</text:p>
      <text:p text:style-name="Standard">necesidades de organización, se quiere transformar dicha red en 4 subredes distintas de</text:p>
      <text:p text:style-name="Standard">tal forma que todas las IP de todos los equipos de las 4 subredes sigan comenzando por</text:p>
      <text:p text:style-name="Standard">192.168.108. ¿Cuáles podrían ser dichas subredes, y qué rango direcciones de hosts</text:p>
      <text:p text:style-name="Standard">estarían disponibles en cada subred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9:21:32.371302413</meta:creation-date>
    <dc:date>2023-09-28T11:00:02.095546225</dc:date>
    <meta:editing-duration>PT1H8M9S</meta:editing-duration>
    <meta:editing-cycles>1</meta:editing-cycles>
    <meta:document-statistic meta:table-count="0" meta:image-count="0" meta:object-count="0" meta:page-count="1" meta:paragraph-count="36" meta:word-count="345" meta:character-count="2429" meta:non-whitespace-character-count="2120"/>
    <meta:generator>LibreOffice/7.3.7.2$Linux_X86_64 LibreOffice_project/30$Build-2</meta:generator>
  </office:meta>
</office:document-meta>
</file>